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9000001CBC470BBE9.png"/>
  <manifest:file-entry manifest:media-type="image/png" manifest:full-path="Pictures/10000000000000E3000000E4476CFA99.png"/>
  <manifest:file-entry manifest:media-type="image/png" manifest:full-path="Pictures/10000000000000E3000000E4FAD6C222.png"/>
  <manifest:file-entry manifest:media-type="image/png" manifest:full-path="Pictures/10000000000000E3000000E4E0C889C5.png"/>
  <manifest:file-entry manifest:media-type="image/png" manifest:full-path="Pictures/10000000000001CB000001CAFB504C5E.png"/>
  <manifest:file-entry manifest:media-type="image/png" manifest:full-path="Pictures/10000000000001C9000001CA8A56E1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3339in" svg:y="3.3701in" svg:width="1.5602in" svg:height="1.5717in" draw:z-index="0">
        <draw:image xlink:href="Pictures/10000000000000E3000000E4476CFA99.png" xlink:type="simple" xlink:show="embed" xlink:actuate="onLoad"/>
      </draw:frame>
      <text:p text:style-name="Standard"><draw:rect text:anchor-type="paragraph" draw:z-index="1" draw:style-name="gr1" draw:text-style-name="P2" svg:width="2.3205in" svg:height="2.3303in" svg:x="2.3409in" svg:y="7.0992in"><text:p/></draw:rect><draw:rect text:anchor-type="paragraph" draw:z-index="2" draw:style-name="gr1" draw:text-style-name="P2" svg:width="2.3205in" svg:height="2.3303in" svg:x="2.3409in" svg:y="4.7693in"><text:p/></draw:rect><draw:rect text:anchor-type="paragraph" draw:z-index="3" draw:style-name="gr1" draw:text-style-name="P2" svg:width="2.3205in" svg:height="2.3303in" svg:x="0.0209in" svg:y="2.4398in"><text:p/></draw:rect><draw:rect text:anchor-type="paragraph" draw:z-index="4" draw:style-name="gr1" draw:text-style-name="P2" svg:width="2.3205in" svg:height="2.3303in" svg:x="4.6571in" svg:y="2.4354in"><text:p/></draw:rect><draw:rect text:anchor-type="paragraph" draw:z-index="5" draw:style-name="gr1" draw:text-style-name="P2" svg:width="2.3205in" svg:height="2.3303in" svg:x="2.3409in" svg:y="0.1098in"><text:p/></draw:rect></text:p>
      <text:p text:style-name="P1"><draw:frame draw:style-name="fr2" draw:name="graphics2" text:anchor-type="paragraph" svg:x="2.8272in" svg:y="2.9535in" svg:width="1.3201in" svg:height="1.3201in" draw:z-index="31"><draw:image xlink:href="Pictures/10000000000000E3000000E4E0C889C5.png" xlink:type="simple" xlink:show="embed" xlink:actuate="onLoad"/></draw:frame><draw:rect text:anchor-type="paragraph" draw:z-index="10" draw:style-name="gr1" draw:text-style-name="P2" svg:width="2.3205in" svg:height="2.3303in" svg:x="2.3409in" svg:y="0.1098in"><text:p/></draw:rect><draw:rect text:anchor-type="paragraph" draw:z-index="9" draw:style-name="gr1" draw:text-style-name="P2" svg:width="2.3205in" svg:height="2.3303in" svg:x="4.6571in" svg:y="2.4354in"><text:p/></draw:rect><draw:rect text:anchor-type="paragraph" draw:z-index="8" draw:style-name="gr1" draw:text-style-name="P2" svg:width="2.3205in" svg:height="2.3303in" svg:x="0.0209in" svg:y="2.4398in"><text:p/></draw:rect><draw:rect text:anchor-type="paragraph" draw:z-index="7" draw:style-name="gr1" draw:text-style-name="P2" svg:width="2.3205in" svg:height="2.3303in" svg:x="2.3409in" svg:y="4.7693in"><text:p/></draw:rect><draw:rect text:anchor-type="paragraph" draw:z-index="6" draw:style-name="gr1" draw:text-style-name="P2" svg:width="2.3205in" svg:height="2.3303in" svg:x="2.3409in" svg:y="7.0992in"><text:p/></draw:rect></text:p>
      <text:p text:style-name="P1"><draw:frame draw:style-name="fr2" draw:name="graphics3" text:anchor-type="paragraph" svg:x="2.3402in" svg:y="2.4402in" svg:width="2.3201in" svg:height="2.3299in" draw:z-index="32"><draw:image xlink:href="Pictures/10000000000000E3000000E4FAD6C222.png" xlink:type="simple" xlink:show="embed" xlink:actuate="onLoad"/></draw:frame><draw:rect text:anchor-type="paragraph" draw:z-index="15" draw:style-name="gr1" draw:text-style-name="P2" svg:width="2.3205in" svg:height="2.3303in" svg:x="2.3409in" svg:y="0.1098in"><text:p/></draw:rect><draw:rect text:anchor-type="paragraph" draw:z-index="14" draw:style-name="gr1" draw:text-style-name="P2" svg:width="2.3205in" svg:height="2.3303in" svg:x="4.6571in" svg:y="2.4354in"><text:p/></draw:rect><draw:rect text:anchor-type="paragraph" draw:z-index="13" draw:style-name="gr1" draw:text-style-name="P2" svg:width="2.3205in" svg:height="2.3303in" svg:x="0.0209in" svg:y="2.4398in"><text:p/></draw:rect><draw:rect text:anchor-type="paragraph" draw:z-index="12" draw:style-name="gr1" draw:text-style-name="P2" svg:width="2.3205in" svg:height="2.3303in" svg:x="2.3409in" svg:y="4.7693in"><text:p/></draw:rect><draw:rect text:anchor-type="paragraph" draw:z-index="11" draw:style-name="gr1" draw:text-style-name="P2" svg:width="2.3205in" svg:height="2.3303in" svg:x="2.3409in" svg:y="7.0992in"><text:p/></draw:rect></text:p>
      <text:p text:style-name="P1"><draw:frame draw:style-name="fr2" draw:name="graphics4" text:anchor-type="paragraph" svg:x="2.3417in" svg:y="2.4402in" svg:width="2.3201in" svg:height="2.3299in" draw:z-index="33"><draw:image xlink:href="Pictures/10000000000001CB000001CAFB504C5E.png" xlink:type="simple" xlink:show="embed" xlink:actuate="onLoad"/></draw:frame><draw:rect text:anchor-type="paragraph" draw:z-index="20" draw:style-name="gr1" draw:text-style-name="P2" svg:width="2.3205in" svg:height="2.3303in" svg:x="2.3409in" svg:y="0.1098in"><text:p/></draw:rect><draw:rect text:anchor-type="paragraph" draw:z-index="19" draw:style-name="gr1" draw:text-style-name="P2" svg:width="2.3205in" svg:height="2.3303in" svg:x="4.6571in" svg:y="2.4354in"><text:p/></draw:rect><draw:rect text:anchor-type="paragraph" draw:z-index="18" draw:style-name="gr1" draw:text-style-name="P2" svg:width="2.3205in" svg:height="2.3303in" svg:x="0.0209in" svg:y="2.4398in"><text:p/></draw:rect><draw:rect text:anchor-type="paragraph" draw:z-index="17" draw:style-name="gr1" draw:text-style-name="P2" svg:width="2.3205in" svg:height="2.3303in" svg:x="2.3409in" svg:y="4.7693in"><text:p/></draw:rect><draw:rect text:anchor-type="paragraph" draw:z-index="16" draw:style-name="gr1" draw:text-style-name="P2" svg:width="2.3205in" svg:height="2.3303in" svg:x="2.3409in" svg:y="7.0992in"><text:p/></draw:rect></text:p>
      <text:p text:style-name="P1"><draw:frame draw:style-name="fr2" draw:name="graphics5" text:anchor-type="paragraph" svg:x="2.3417in" svg:y="2.4402in" svg:width="2.3201in" svg:height="2.3299in" draw:z-index="34"><draw:image xlink:href="Pictures/10000000000001C9000001CA8A56E16B.png" xlink:type="simple" xlink:show="embed" xlink:actuate="onLoad"/></draw:frame><draw:rect text:anchor-type="paragraph" draw:z-index="25" draw:style-name="gr1" draw:text-style-name="P2" svg:width="2.3205in" svg:height="2.3303in" svg:x="2.3409in" svg:y="0.1098in"><text:p/></draw:rect><draw:rect text:anchor-type="paragraph" draw:z-index="24" draw:style-name="gr1" draw:text-style-name="P2" svg:width="2.3205in" svg:height="2.3303in" svg:x="4.6571in" svg:y="2.4354in"><text:p/></draw:rect><draw:rect text:anchor-type="paragraph" draw:z-index="23" draw:style-name="gr1" draw:text-style-name="P2" svg:width="2.3205in" svg:height="2.3303in" svg:x="0.0209in" svg:y="2.4398in"><text:p/></draw:rect><draw:rect text:anchor-type="paragraph" draw:z-index="22" draw:style-name="gr1" draw:text-style-name="P2" svg:width="2.3205in" svg:height="2.3303in" svg:x="2.3409in" svg:y="4.7693in"><text:p/></draw:rect><draw:rect text:anchor-type="paragraph" draw:z-index="21" draw:style-name="gr1" draw:text-style-name="P2" svg:width="2.3205in" svg:height="2.3303in" svg:x="2.3409in" svg:y="7.0992in"><text:p/></draw:rect></text:p>
      <text:p text:style-name="P1"><draw:frame draw:style-name="fr2" draw:name="graphics6" text:anchor-type="paragraph" svg:x="2.3374in" svg:y="2.4402in" svg:width="2.3201in" svg:height="2.3299in" draw:z-index="35"><draw:image xlink:href="Pictures/10000000000001C9000001CBC470BBE9.png" xlink:type="simple" xlink:show="embed" xlink:actuate="onLoad"/></draw:frame><draw:rect text:anchor-type="paragraph" draw:z-index="26" draw:style-name="gr1" draw:text-style-name="P2" svg:width="2.3205in" svg:height="2.3303in" svg:x="2.3409in" svg:y="7.0992in"><text:p/></draw:rect><draw:rect text:anchor-type="paragraph" draw:z-index="27" draw:style-name="gr1" draw:text-style-name="P2" svg:width="2.3205in" svg:height="2.3303in" svg:x="2.3409in" svg:y="4.7693in"><text:p/></draw:rect><draw:rect text:anchor-type="paragraph" draw:z-index="28" draw:style-name="gr1" draw:text-style-name="P2" svg:width="2.3205in" svg:height="2.3303in" svg:x="0.0209in" svg:y="2.4398in"><text:p/></draw:rect><draw:rect text:anchor-type="paragraph" draw:z-index="29" draw:style-name="gr1" draw:text-style-name="P2" svg:width="2.3205in" svg:height="2.3303in" svg:x="4.6571in" svg:y="2.4354in"><text:p/></draw:rect><draw:rect text:anchor-type="paragraph" draw:z-index="30" draw:style-name="gr1" draw:text-style-name="P2" svg:width="2.3205in" svg:height="2.3303in" svg:x="2.3409in" svg:y="0.109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3:20:45</meta:creation-date>
    <dc:date>2009-12-08T14:41:25</dc:date>
    <meta:editing-duration>PT00H41M27S</meta:editing-duration>
    <meta:editing-cycles>5</meta:editing-cycles>
    <meta:generator>OpenOffice.org/3.1$Linux OpenOffice.org_project/310m19$Build-9420</meta:generator>
    <meta:print-date>2009-12-08T14:37:16</meta:print-date>
    <meta:document-statistic meta:table-count="0" meta:image-count="6" meta:object-count="0" meta:page-count="6" meta:paragraph-count="0" meta:word-count="0" meta:character-count="0"/>
  </office:meta>
</office:document-meta>
</file>